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Standard">
      <style:text-properties style:text-underline-style="none" officeooo:rsid="0019d226" officeooo:paragraph-rsid="00138f7f"/>
    </style:style>
    <style:style style:name="P9" style:family="paragraph" style:parent-style-name="Standard">
      <style:text-properties style:text-underline-style="none" fo:font-weight="bold" officeooo:rsid="002bceb6" officeooo:paragraph-rsid="0013bef0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efbeb" officeooo:paragraph-rsid="0013bef0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348828" officeooo:paragraph-rsid="0013bef0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2bceb6" officeooo:paragraph-rsid="0013bef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348828" officeooo:paragraph-rsid="0013bef0" style:font-weight-asian="normal" style:font-weight-complex="normal"/>
    </style:style>
    <style:style style:name="P14" style:family="paragraph" style:parent-style-name="Standard">
      <style:text-properties officeooo:paragraph-rsid="00138f7f"/>
    </style:style>
    <style:style style:name="P15" style:family="paragraph" style:parent-style-name="Standard">
      <style:text-properties officeooo:paragraph-rsid="0013bef0"/>
    </style:style>
    <style:style style:name="P16" style:family="paragraph" style:parent-style-name="Table_20_Contents">
      <style:text-properties officeooo:rsid="00138f7f" officeooo:paragraph-rsid="00138f7f"/>
    </style:style>
    <style:style style:name="P17" style:family="paragraph" style:parent-style-name="Table_20_Contents">
      <style:text-properties officeooo:paragraph-rsid="0013bef0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8f7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9d226"/>
    </style:style>
    <style:style style:name="T6" style:family="text">
      <style:text-properties style:text-underline-style="none" officeooo:rsid="00204df8"/>
    </style:style>
    <style:style style:name="T7" style:family="text">
      <style:text-properties style:text-underline-style="none" officeooo:rsid="00215c34"/>
    </style:style>
    <style:style style:name="T8" style:family="text">
      <style:text-properties style:text-underline-style="none" officeooo:rsid="0013bef0"/>
    </style:style>
    <style:style style:name="T9" style:family="text">
      <style:text-properties style:text-underline-style="none" fo:font-weight="bold" officeooo:rsid="002bceb6" style:font-weight-asian="bold" style:font-weight-complex="bold"/>
    </style:style>
    <style:style style:name="T10" style:family="text">
      <style:text-properties style:text-underline-style="none" fo:font-weight="bold" officeooo:rsid="00348828" style:font-weight-asian="bold" style:font-weight-complex="bold"/>
    </style:style>
    <style:style style:name="T11" style:family="text">
      <style:text-properties officeooo:rsid="0013bef0"/>
    </style:style>
    <style:style style:name="T12" style:family="text">
      <style:text-properties fo:font-weight="normal" officeooo:rsid="002bceb6" style:font-weight-asian="normal" style:font-weight-complex="normal"/>
    </style:style>
    <style:style style:name="T13" style:family="text">
      <style:text-properties officeooo:rsid="002bceb6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Jose Antonio Ruiz Milla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<text:s/><text:span text:style-name="T3">60</text:span>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2.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mke2fs /dev/loop0 -c -t ext3 -L LABEL_ext3</text:p>
            <text:p text:style-name="P14"><text:span text:style-name="T5">mke2fs /dev/loop0 -c -t ext3 -L LABEL_ext3</text:span></text:p>
          </table:table-cell>
        </table:table-row>
      </table:table>
      <text:p text:style-name="Standard"/>
      <text:p text:style-name="Standard">Mi solución a la <text:span text:style-name="T2">actividad 2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6">A ) <text:s/><text:span text:style-name="T6">tune2fs -C 0 /dev/loop0</text:span></text:p>
            <text:p text:style-name="P17"><text:span text:style-name="T11">B ) <text:s/></text:span><text:span text:style-name="T7">tune2fs -u </text:span><text:span text:style-name="T8">jose</text:span><text:span text:style-name="T7"> -r 100 /dev/loop0</text:span></text:p>
          </table:table-cell>
        </table:table-row>
      </table:table>
      <text:p text:style-name="Standard"/>
      <text:p text:style-name="Standard">Mi solución a la <text:span text:style-name="T2">actividad 2.7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0"><text:span text:style-name="T12">1) </text:span><text:span text:style-name="T13">rpm -qil sqlite</text:span><text:span text:style-name="T12"> #Para el sqlite.i686</text:span></text:p>
            <text:p text:style-name="P10"><text:span text:style-name="T12">2) </text:span><text:span text:style-name="T13">rpm -qc sqlite</text:span><text:span text:style-name="T12"> #Para el sqlite.i686</text:span></text:p>
            <text:p text:style-name="P12">3.a) <text:span text:style-name="T2">rpm -qR sqlite</text:span></text:p>
            <text:p text:style-name="P12">3.b) <text:span text:style-name="T2">rpm -qR -p quota-3.17-13.fc14.i686.rpm</text:span></text:p>
            <text:p text:style-name="P12">4) <text:span text:style-name="T2">rpm -i quota-3.17-13.fc14.i686.rpm</text:span></text:p>
            <text:p text:style-name="P12">#Depende de tcp_wrappers y libnl, los instalamos</text:p>
            <text:p text:style-name="P9">rpm -i tcp_wrappers-7.6-59.fc14.i686.rpm</text:p>
            <text:p text:style-name="P9">rpm -i libnl-1.1-12.fc14.i686.rpm</text:p>
            <text:p text:style-name="P9">rpm -i quota-3.17-13.fc14.i686.rpm</text:p>
            <text:p text:style-name="P12">5) <text:span text:style-name="T2">rpm -vv -i sysstat-9.0.6-3.fc13.i686.rpm</text:span></text:p>
            <text:p text:style-name="P15"><text:span text:style-name="T9">rpm -vv -e sysstat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Mi solución a la <text:span text:style-name="T2">actividad 2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3">#Editamos /etc/fstab</text:p>
            <text:p text:style-name="P11">LABEL=LABEL_ext4<text:tab/>/mnt/LABEL_ext4<text:tab/>ext4<text:tab/>sync,usrquota</text:p>
            <text:p text:style-name="P13">#Remontamos los discos</text:p>
            <text:p text:style-name="P11">mount -o remount /</text:p>
            <text:p text:style-name="P13">// Creamos un archivo de cuotas para posteriormente activarlo</text:p>
            <text:p text:style-name="P11">quotacheck -nm /mnt/LABEL_ext4 &amp;&amp; quotaon -a</text:p>
            <text:p text:style-name="P13"/>
            <text:p text:style-name="P13">#Para usuario0</text:p>
            <text:p text:style-name="P11">edquota usuario0</text:p>
            <text:p text:style-name="P11">/<text:tab/>0<text:tab/>900 <text:tab/>1000<text:tab/><text:tab/>0<text:tab/>50<text:tab/>55</text:p>
            <text:p text:style-name="P13"/>
            <text:p text:style-name="P13">#Para usuario1</text:p>
            <text:p text:style-name="P11">edquota usuario1<text:tab/></text:p>
            <text:p text:style-name="P15"><text:span text:style-name="T10">/<text:tab/>900 <text:tab/>1000<text:tab/>0<text:tab/>0<text:tab/>50<text:tab/>55</text:span></text:p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6</meta:editing-cycles>
    <meta:creation-date>2011-10-05T09:46:35.67</meta:creation-date>
    <meta:editing-duration>PT21H32M7S</meta:editing-duration>
    <meta:generator>LibreOffice/5.1.4.2$Linux_X86_64 LibreOffice_project/10m0$Build-2</meta:generator>
    <dc:date>2016-12-26T17:11:49.249068254</dc:date>
    <meta:print-date>2011-10-06T10:39:21.37</meta:print-date>
    <meta:document-statistic meta:table-count="11" meta:image-count="1" meta:object-count="0" meta:page-count="3" meta:paragraph-count="45" meta:word-count="288" meta:character-count="1819" meta:non-whitespace-character-count="1559"/>
    <meta:user-defined meta:name="Información 1"/>
    <meta:user-defined meta:name="Información 2"/>
    <meta:user-defined meta:name="Información 3"/>
    <meta:user-defined meta:name="Información 4"/>
  </office:meta>
</office:document-meta>
</file>